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368cm" fo:min-width="54.5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2.45cm" fo:min-width="6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6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433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55cm" fo:min-width="6.7cm"/>
    </style:style>
    <style:style style:name="gr8" style:family="graphic" style:parent-style-name="standard">
      <style:graphic-properties draw:textarea-horizontal-align="justify" draw:textarea-vertical-align="middle" draw:auto-grow-height="false" fo:min-height="2.551cm" fo:min-width="6.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15cm" fo:min-width="6.7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1.15cm" fo:min-width="6.3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1.55cm" fo:min-width="6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4.146cm"/>
    </style:style>
    <style:style style:name="gr13" style:family="graphic" style:parent-style-name="standard">
      <style:graphic-properties draw:stroke="none" draw:fill="none" fo:min-height="0.413cm"/>
    </style:style>
    <style:style style:name="gr14" style:family="graphic" style:parent-style-name="standard">
      <style:graphic-properties draw:textarea-horizontal-align="justify" draw:textarea-vertical-align="middle" draw:auto-grow-height="false" fo:min-height="2.551cm" fo:min-width="9.3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10.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26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0.55cm" fo:min-width="6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8.3cm"/>
    </style:style>
    <style:style style:name="gr21" style:family="graphic" style:parent-style-name="standard">
      <style:graphic-properties draw:stroke="none" draw:fill="none" fo:min-height="0.395cm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8.3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0.95cm" fo:min-width="6.3cm"/>
    </style:style>
    <style:style style:name="gr24" style:family="graphic" style:parent-style-name="standard">
      <style:graphic-properties draw:stroke="none" draw:fill="none" fo:min-height="0.789cm"/>
    </style:style>
    <style:style style:name="gr25" style:family="graphic" style:parent-style-name="objectwithoutfill">
      <style:graphic-properties draw:stroke="dash" draw:stroke-dash="_32__20_Dots_20_1_20_Dash" draw:fill="none" draw:textarea-vertical-align="middle"/>
    </style:style>
    <style:style style:name="gr2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00pt" style:font-size-asian="100pt" style:font-size-complex="100pt"/>
    </style:style>
    <style:style style:name="P2" style:family="paragraph">
      <style:paragraph-properties style:text-autospace="none"/>
    </style:style>
    <style:style style:name="P3" style:family="paragraph">
      <loext:graphic-properties draw:fill-color="#729fcf"/>
      <style:paragraph-properties fo:text-align="center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>
      <loext:graphic-properties draw:fill="none" draw:fill-color="#ffffff"/>
      <style:text-properties fo:font-size="9.5pt" style:font-size-asian="9.5pt" style:font-size-complex="9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99"/>
      <style:paragraph-properties fo:text-align="center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1" style:family="paragraph">
      <loext:graphic-properties draw:fill="none"/>
      <style:paragraph-properties style:text-autospace="none"/>
    </style:style>
    <style:style style:name="P12" style:family="paragraph">
      <loext:graphic-properties draw:fill="none"/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Consolas" fo:font-size="9.5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onsolas" fo:font-size="10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.5pt" style:font-size-asian="9.5pt" style:font-size-complex="9.5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5cm" svg:height="2.618cm" svg:x="-7cm" svg:y="2.6cm">
          <draw:text-box>
            <text:p><text:span text:style-name="T1">ViewHandler dataflow</text:span></text:p>
          </draw:text-box>
        </draw:frame>
        <draw:custom-shape draw:style-name="gr2" draw:text-style-name="P3" draw:layer="layout" svg:width="6.8cm" svg:height="2.7cm" svg:x="14.8cm" svg:y="20.5cm">
          <text:p text:style-name="P2"><text:span text:style-name="T2">$(</text:span><text:span text:style-name="T3">function</text:span><text:span text:style-name="T2"> ()</text:span></text:p>
          <text:p text:style-name="P2"><text:span text:style-name="T2"><text:s text:c="2"/></text:span><text:span text:style-name="T2">receive params</text:span></text:p>
          <text:p text:style-name="P2"><text:span text:style-name="T2"><text:s text:c="2"/></text:span><text:span text:style-name="T2">showSpinner()</text:span></text:p>
          <text:p text:style-name="P2"><text:span text:style-name="T4"><text:s text:c="2"/></text:span><text:span text:style-name="T4">createLocalDatabase</text:span></text:p>
          <text:p text:style-name="P2"><text:span text:style-name="T2"><text:s text:c="2"/></text:span><text:span text:style-name="T2">initViewConfiguration()</text:span></text:p>
          <text:p text:style-name="P2"><text:span text:style-name="T2"><text:s text:c="2"/></text:span><text:span text:style-name="T2">preprocessView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11.2cm" svg:y="20.555cm">
          <draw:text-box>
            <text:p><text:span text:style-name="T5">ViewHandler.js</text:span></text:p>
          </draw:text-box>
        </draw:frame>
        <draw:line draw:style-name="gr4" draw:text-style-name="P5" draw:layer="layout" svg:x1="18.2cm" svg:y1="23.2cm" svg:x2="18.2cm" svg:y2="27.801cm">
          <text:p/>
        </draw:line>
        <draw:custom-shape draw:style-name="gr5" draw:text-style-name="P6" draw:layer="layout" svg:width="6.8cm" svg:height="1.4cm" svg:x="14.802cm" svg:y="27.801cm">
          <text:p><text:span text:style-name="T2">getData(uri, searchCriteri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6.8cm" svg:height="1.4cm" svg:x="14.802cm" svg:y="30.801cm">
          <text:p text:style-name="P2"><text:span text:style-name="T4">retrieveDataLooped(data, optInfo)</text:span></text:p>
          <text:p text:style-name="P2"><text:span text:style-name="T4"><text:s text:c="2"/></text:span><text:span text:style-name="T4">refreshProgress(opt.qtyDOMRow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8.202cm" svg:y1="29.201cm" svg:x2="18.202cm" svg:y2="30.801cm">
          <text:p/>
        </draw:line>
        <draw:frame draw:style-name="gr6" draw:text-style-name="P7" draw:layer="layout" svg:width="5.933cm" svg:height="0.645cm" svg:x="15.868cm" svg:y="32.155cm">
          <draw:text-box>
            <text:p><text:span text:style-name="T6">Calls itselft until all data is received</text:span></text:p>
          </draw:text-box>
        </draw:frame>
        <draw:line draw:style-name="gr4" draw:text-style-name="P5" draw:layer="layout" svg:x1="18.203cm" svg:y1="32.2cm" svg:x2="18.203cm" svg:y2="33.8cm">
          <text:p/>
        </draw:line>
        <draw:custom-shape draw:style-name="gr7" draw:text-style-name="P8" draw:layer="layout" svg:width="7.2cm" svg:height="1.8cm" svg:x="4.8cm" svg:y="34.199cm">
          <text:p text:style-name="P2"><text:span text:style-name="T4">RESET FILTER button</text:span></text:p>
          <text:p text:style-name="P2"><text:span text:style-name="T4"><text:s text:c="2"/></text:span><text:span text:style-name="T4">setSortColumn(getDefaultColumn())</text:span></text:p>
          <text:p text:style-name="P2"><text:span text:style-name="T4"><text:s text:c="2"/></text:span><text:span text:style-name="T4">clear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6.8cm" svg:height="2.801cm" svg:x="14.8cm" svg:y="33.799cm">
          <text:p text:style-name="P2"><text:span text:style-name="T4">processData()</text:span></text:p>
          <text:p text:style-name="P2"><text:span text:style-name="T4"><text:s text:c="2"/></text:span><text:span text:style-name="T4">// Save the data to the database</text:span></text:p>
          <text:p text:style-name="P2"><text:span text:style-name="T4"><text:s text:c="2"/></text:span><text:span text:style-name="T4">If defined: preprocessData()</text:span></text:p>
          <text:p text:style-name="P2"><text:span text:style-name="T4"><text:s text:c="2"/></text:span><text:span text:style-name="T4">CreateSortFields() </text:span></text:p>
          <text:p text:style-name="P2"><text:span text:style-name="T4"><text:s text:c="2"/></text:span><text:span text:style-name="T4">CreateFilterFields()</text:span></text:p>
          <text:p text:style-name="P2"><text:span text:style-name="T4"><text:s text:c="2"/></text:span><text:span text:style-name="T4">setSortColumn(getDefaultColumn()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8.201cm" svg:y1="35.999cm" svg:x2="18.2cm" svg:y2="38.799cm">
          <text:p/>
        </draw:line>
        <draw:line draw:style-name="gr4" draw:text-style-name="P5" draw:layer="layout" svg:x1="8cm" svg:y1="42.199cm" svg:x2="18.4cm" svg:y2="45.199cm">
          <text:p/>
        </draw:line>
        <draw:custom-shape draw:style-name="gr5" draw:text-style-name="P10" draw:layer="layout" svg:width="6.8cm" svg:height="1.4cm" svg:x="14.801cm" svg:y="45.199cm">
          <text:p text:style-name="P9"><text:span text:style-name="T2"><text:s text:c="7"/></text:span><text:span text:style-name="T2">GenerateDOM()</text:span></text:p>
          <text:p text:style-name="P9"><text:span text:style-name="T2"><text:s text:c="9"/></text:span><text:span text:style-name="T2">ShowSpinner()</text:span></text:p>
          <text:p text:style-name="P9"><text:span text:style-name="T2"><text:s text:c="9"/></text:span><text:span text:style-name="T2">closeOpenDropFilt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7.2cm" svg:height="1.4cm" svg:x="4.8cm" svg:y="45.199cm">
          <text:p text:style-name="P2"><text:span text:style-name="T4">scroll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2cm" svg:y1="45.999cm" svg:x2="14.801cm" svg:y2="45.999cm">
          <text:p/>
        </draw:line>
        <draw:line draw:style-name="gr4" draw:text-style-name="P5" draw:layer="layout" svg:x1="18.2cm" svg:y1="48.8cm" svg:x2="19.202cm" svg:y2="48.799cm">
          <text:p/>
        </draw:line>
        <draw:custom-shape draw:style-name="gr5" draw:text-style-name="P6" draw:layer="layout" svg:width="6.8cm" svg:height="1.4cm" svg:x="19.202cm" svg:y="48.2cm">
          <text:p text:style-name="P2"><text:span text:style-name="T4">refreshBackgroundRow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8.2cm" svg:y1="46.599cm" svg:x2="18.199cm" svg:y2="51.199cm">
          <text:p/>
        </draw:line>
        <draw:custom-shape draw:style-name="gr5" draw:text-style-name="P6" draw:layer="layout" svg:width="6.8cm" svg:height="1.4cm" svg:x="14.803cm" svg:y="51.2cm">
          <text:p text:style-name="P2"><text:span text:style-name="T2">createSummaryRow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6.8cm" svg:height="1.4cm" svg:x="4.8cm" svg:y="40.799cm">
          <text:p text:style-name="P2"><text:span text:style-name="T4">SORT button</text:span></text:p>
          <text:p text:style-name="P2"><text:span text:style-name="T4"><text:s text:c="2"/></text:span><text:span text:style-name="T4">setSortColumn(colum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8.2cm" svg:y1="35.999cm" svg:x2="18.4cm" svg:y2="38.799cm">
          <text:p/>
        </draw:line>
        <draw:custom-shape draw:style-name="gr11" draw:text-style-name="P8" draw:layer="layout" svg:width="6.8cm" svg:height="1.8cm" svg:x="24.6cm" svg:y="34.199cm">
          <text:p text:style-name="P2"><text:span text:style-name="T4">FILTER UPDATE</text:span></text:p>
          <text:p text:style-name="P2"><text:span text:style-name="T4"><text:s text:c="2"/></text:span><text:span text:style-name="T4">change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8cm" svg:y1="35.999cm" svg:x2="18.4cm" svg:y2="38.799cm">
          <text:p/>
        </draw:line>
        <draw:custom-shape draw:style-name="gr5" draw:text-style-name="P6" draw:layer="layout" svg:width="6.8cm" svg:height="1.4cm" svg:x="24.6cm" svg:y="41.999cm">
          <text:p text:style-name="P2"><text:span text:style-name="T4">refreshSummary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8.4cm" svg:y1="42.599cm" svg:x2="24.6cm" svg:y2="42.599cm">
          <text:p/>
        </draw:line>
        <draw:line draw:style-name="gr4" draw:text-style-name="P5" draw:layer="layout" svg:x1="18.4cm" svg:y1="41.6cm" svg:x2="18.4cm" svg:y2="45.199cm">
          <text:p/>
        </draw:line>
        <draw:frame draw:style-name="gr12" draw:text-style-name="P7" draw:layer="layout" svg:width="14.646cm" svg:height="0.662cm" svg:x="21.8cm" svg:y="45.199cm">
          <draw:text-box>
            <text:p><text:span text:style-name="T6">Uses </text:span><text:span text:style-name="T4">sortColumnIndex, sortAscending, active filters and scroll y-position</text:span></text:p>
          </draw:text-box>
        </draw:frame>
        <draw:frame draw:style-name="gr13" draw:text-style-name="P11" draw:layer="layout" svg:width="5.759cm" svg:height="0.663cm" svg:x="11.6cm" svg:y="38.2cm">
          <draw:text-box>
            <text:p text:style-name="P2"><text:span text:style-name="T4">Updates available options</text:span></text:p>
          </draw:text-box>
        </draw:frame>
        <draw:custom-shape draw:style-name="gr14" draw:text-style-name="P6" draw:layer="layout" svg:width="9.8cm" svg:height="2.801cm" svg:x="13.6cm" svg:y="38.799cm">
          <text:p text:style-name="P2"><text:span text:style-name="T4">RefreshDropdowns()</text:span></text:p>
          <text:p text:style-name="P2"><text:span text:style-name="T4"><text:s text:c="2"/></text:span><text:span text:style-name="T4">fillInDropDowns()</text:span></text:p>
          <text:p><text:span text:style-name="T4"><text:s text:c="2"/></text:span><text:span text:style-name="T4">Filtercontentwasupdated → HandleFilterOptions()</text:span></text:p>
          <text:p><text:span text:style-name="T4"><text:s text:c="2"/></text:span><text:span text:style-name="T4">refreshSelectPickers()</text:span></text:p>
          <text:p><text:span text:style-name="T4"><text:s text:c="2"/></text:span><text:span text:style-name="T4">dropdownsPostProcessing() <text:s/>- titles, mm</text:span></text:p>
          <text:p text:style-name="P2"><text:span text:style-name="T4"><text:s text:c="4"/></text:span><text:span text:style-name="T4">afterpostprocessingdropdow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draw:layer="layout" svg:width="11.4cm" svg:height="2.8cm" svg:x="24.6cm" svg:y="38.8cm">
          <text:p text:style-name="P2"><text:span text:style-name="T4">FillInDropDowns</text:span></text:p>
          <text:p text:style-name="P2"><text:span text:style-name="T4"><text:s text:c="2"/></text:span><text:span text:style-name="T4">clear the dropdown options</text:span></text:p>
          <text:p text:style-name="P2"><text:span text:style-name="T4"><text:s text:c="2"/></text:span><text:span text:style-name="T4">fillInDropdownMembers() - from data, in hierarchy order</text:span></text:p>
          <text:p text:style-name="P2"><text:span text:style-name="T4"><text:s text:c="2"/></text:span><text:span text:style-name="T4">sortDropfilterMembers</text:span></text:p>
          <text:p text:style-name="P2"><text:span text:style-name="T4"><text:s text:c="2"/></text:span><text:span text:style-name="T4">createUnselectOption</text:span></text:p>
          <text:p text:style-name="P2"><text:span text:style-name="T4"><text:s text:c="2"/></text:span><text:span text:style-name="T4">createFilterOp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8cm" svg:y1="39.6cm" svg:x2="24.6cm" svg:y2="39.2cm">
          <text:p/>
        </draw:line>
        <draw:custom-shape draw:style-name="gr11" draw:text-style-name="P8" draw:layer="layout" svg:width="6.8cm" svg:height="1.8cm" svg:x="32.2cm" svg:y="34.2cm">
          <text:p text:style-name="P2"><text:span text:style-name="T4">ALL / NONE</text:span></text:p>
          <text:p text:style-name="P2"><text:span text:style-name="T4"><text:s text:c="2"/></text:span><text:span text:style-name="T4">change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35.8cm" svg:y1="36cm" svg:x2="18.401cm" svg:y2="38.799cm">
          <text:p/>
        </draw:line>
        <draw:frame draw:style-name="gr16" draw:text-style-name="P4" draw:layer="layout" svg:width="3.567cm" svg:height="0.645cm" svg:x="21.5cm" svg:y="21.9cm">
          <draw:text-box>
            <text:p><text:span text:style-name="T5">calls createConfigs()</text:span></text:p>
          </draw:text-box>
        </draw:frame>
        <draw:frame draw:style-name="gr17" draw:text-style-name="P4" draw:layer="layout" svg:width="4.926cm" svg:height="0.645cm" svg:x="21.501cm" svg:y="22.455cm">
          <draw:text-box>
            <text:p><text:span text:style-name="T5">loops cssFiles and adds them</text:span></text:p>
          </draw:text-box>
        </draw:frame>
        <draw:custom-shape draw:style-name="gr18" draw:text-style-name="P8" draw:layer="layout" svg:width="7.4cm" svg:height="0.8cm" svg:x="14.6cm" svg:y="7.4cm">
          <text:p text:style-name="P2"><text:span text:style-name="T2">$(</text:span><text:span text:style-name="T3">function</text:span><text:span text:style-name="T2"> 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4" draw:layer="layout" svg:width="2.8cm" svg:height="0.645cm" svg:x="11.4cm" svg:y="7.4cm">
          <draw:text-box>
            <text:p><text:span text:style-name="T5">CONTAINER</text:span></text:p>
          </draw:text-box>
        </draw:frame>
        <draw:custom-shape draw:style-name="gr11" draw:text-style-name="P8" draw:layer="layout" svg:width="6.8cm" svg:height="1.8cm" svg:x="4.8cm" svg:y="25.2cm">
          <text:p text:style-name="P2"><text:span text:style-name="T4">doFullSearch()</text:span></text:p>
          <text:p text:style-name="P2"><text:span text:style-name="T4"><text:s text:c="2"/></text:span><text:span text:style-name="T4">showSpinne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7.8cm" svg:y1="27cm" svg:x2="18.401cm" svg:y2="27.801cm">
          <text:p/>
        </draw:line>
        <draw:custom-shape draw:style-name="gr20" draw:text-style-name="P6" draw:layer="layout" svg:width="8.8cm" svg:height="2cm" svg:x="14cm" svg:y="9.6cm">
          <text:p text:style-name="P2"><text:span text:style-name="T2">retrieveInfoFromBackend()</text:span></text:p>
          <text:p text:style-name="P2"><text:span text:style-name="T2"><text:s text:c="2"/></text:span><text:span text:style-name="T2">getServerConfigInfo()</text:span></text:p>
          <text:p text:style-name="P2"><text:span text:style-name="T2"><text:s text:c="2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2" draw:layer="layout" svg:width="8.661cm" svg:height="0.645cm" svg:x="22.739cm" svg:y="10.254cm">
          <draw:text-box>
            <text:p text:style-name="P2"><text:span text:style-name="T2">Fills in dbXAgents (in psk.js)</text:span></text:p>
          </draw:text-box>
        </draw:frame>
        <draw:line draw:style-name="gr4" draw:text-style-name="P5" draw:layer="layout" svg:x1="18.4cm" svg:y1="11.6cm" svg:x2="18.4cm" svg:y2="13.4cm">
          <text:p/>
        </draw:line>
        <draw:line draw:style-name="gr4" draw:text-style-name="P5" draw:layer="layout" svg:x1="18.4cm" svg:y1="8.2cm" svg:x2="18.4cm" svg:y2="9.6cm">
          <text:p/>
        </draw:line>
        <draw:custom-shape draw:style-name="gr22" draw:text-style-name="P6" draw:layer="layout" svg:width="8.8cm" svg:height="1.4cm" svg:x="14cm" svg:y="13.4cm">
          <text:p text:style-name="P2"><text:span text:style-name="T4">refreshIframeLink()</text:span></text:p>
          <text:p text:style-name="P2"><text:span text:style-name="T2"><text:s text:c="2"/></text:span><text:span text:style-name="T2">getServerDesign(elementId)</text:span></text:p>
          <text:p text:style-name="P2"><text:span text:style-name="T2"><text:s text:c="2"/></text:span><text:span text:style-name="T2">ViewHandler.createView(elementId, config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7.4cm" svg:height="0.8cm" svg:x="14.601cm" svg:y="7.401cm">
          <text:p text:style-name="P2"><text:span text:style-name="T2">$(</text:span><text:span text:style-name="T3">function</text:span><text:span text:style-name="T2"> 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8" draw:layer="layout" svg:width="6.8cm" svg:height="1.2cm" svg:x="5.2cm" svg:y="9.6cm">
          <text:p text:style-name="P2"><text:span text:style-name="T4">selectView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4" draw:text-style-name="P11" draw:layer="layout" svg:width="9.1cm" svg:height="1.039cm" svg:x="22.7cm" svg:y="13.8cm">
          <draw:text-box>
            <text:p text:style-name="P2"><text:span text:style-name="T2">Fills in serverColumnDesign[] (in psk.js)</text:span></text:p>
          </draw:text-box>
        </draw:frame>
        <draw:line draw:style-name="gr4" draw:text-style-name="P5" draw:layer="layout" svg:x1="8.4cm" svg:y1="10.8cm" svg:x2="18.4cm" svg:y2="13.4cm">
          <text:p/>
        </draw:line>
        <draw:line draw:style-name="gr4" draw:text-style-name="P5" draw:layer="layout" svg:x1="18.4cm" svg:y1="14.8cm" svg:x2="18.4cm" svg:y2="20.6cm">
          <text:p/>
        </draw:line>
        <draw:line draw:style-name="gr25" draw:text-style-name="P5" draw:layer="layout" svg:x1="3.4cm" svg:y1="19.4cm" svg:x2="36.4cm" svg:y2="19.4cm">
          <text:p/>
        </draw:lin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7.3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09cm" fo:margin-bottom="0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817cm" fo:margin-bottom="0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543cm" fo:margin-bottom="0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271cm" fo:margin-bottom="0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271cm" fo:margin-bottom="0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271cm" fo:margin-bottom="0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271cm" fo:margin-bottom="0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271cm" fo:margin-bottom="0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0.19999694824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35.999cm" svg:height="9.584cm" svg:x="3cm" svg:y="3.288cm" presentation:class="title" presentation:placeholder="true">
        <draw:text-box/>
      </draw:frame>
      <draw:frame presentation:style-name="Standard-outline1" draw:layer="backgroundobjects" svg:width="35.999cm" svg:height="33.291cm" svg:x="3cm" svg:y="14.428cm" presentation:class="outline" presentation:placeholder="true">
        <draw:text-box/>
      </draw:frame>
      <draw:frame presentation:style-name="Mpr1" draw:text-style-name="MP2" draw:layer="backgroundobjects" svg:width="9.318cm" svg:height="3.958cm" svg:x="3cm" svg:y="53.28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677cm" svg:height="3.958cm" svg:x="14.679cm" svg:y="53.28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318cm" svg:height="3.958cm" svg:x="29.678cm" svg:y="53.28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6T09:25:38.582000000</meta:creation-date>
    <meta:print-date>2016-08-16T09:28:44.934000000</meta:print-date>
    <dc:date>2016-08-16T09:29:56.432000000</dc:date>
    <meta:editing-duration>PT4M18S</meta:editing-duration>
    <meta:editing-cycles>1</meta:editing-cycles>
    <meta:document-statistic meta:object-count="74"/>
    <meta:generator>LibreOffice/5.1.4.2$Windows_x86 LibreOffice_project/f99d75f39f1c57ebdd7ffc5f42867c12031db97a</meta:generator>
  </office:meta>
</office:document-meta>
</file>